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F000000651192D5F35AA902C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12.47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6.98cm" svg:height="8.499cm" svg:x="0cm" svg:y="0cm">
          <draw:image xlink:href="Pictures/10000000000008F000000651192D5F35AA902C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8:23:32.384000000</meta:creation-date>
    <dc:date>2016-07-06T14:18:24.724000000</dc:date>
    <meta:editing-duration>PT3M45S</meta:editing-duration>
    <meta:editing-cycles>2</meta:editing-cycles>
    <meta:generator>LibreOffice/5.1.0.3$Windows_x86 LibreOffice_project/5e3e00a007d9b3b6efb6797a8b8e57b51ab1f737</meta:generator>
    <meta:document-statistic meta:object-count="1"/>
  </office:meta>
</office:document-meta>
</file>